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6"/>
    <style:style style:name="P2" style:family="paragraph" style:parent-style-name="Text_20_body" style:list-style-name="L7"/>
    <style:style style:name="P3" style:family="paragraph" style:parent-style-name="Text_20_body">
      <style:text-properties officeooo:rsid="0017291d" officeooo:paragraph-rsid="0017291d"/>
    </style:style>
    <style:style style:name="P4" style:family="paragraph" style:parent-style-name="Text_20_body">
      <style:text-properties officeooo:paragraph-rsid="0017291d"/>
    </style:style>
    <style:style style:name="T1" style:family="text">
      <style:text-properties officeooo:rsid="0017291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291d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Caso Ético: Viés no Recrutamento da Amazon</text:span></text:h>
      <text:p text:style-name="P3">Uma inteligência artificial (IA) foi desenvolvida pela Amazon para auxiliar na análise de currículos, com o objetivo de otimizar o processo de recrutamento. </text:p>
      <text:p text:style-name="P4"><text:span text:style-name="T1">Após um tempo de utilização, foi identificado que o algoritmo feito estava apresentando um viés de gênero, penalizando candidatas mulheres, principalmente para cargos técnicos. Esse é um exemplo clássico de como sistemas automatizados podem reproduzir desigualdades previamente existentes no histórico de dados da empresa.</text:span></text:p>
      <text:h text:style-name="Heading_20_3" text:outline-level="3"><text:span text:style-name="Strong_20_Emphasis"/></text:h>
      <text:h text:style-name="Heading_20_3" text:outline-level="3"><text:span text:style-name="Strong_20_Emphasis">Análise Ética do Caso</text:span></text:h>
      <text:p text:style-name="Text_20_body"><text:span text:style-name="Strong_20_Emphasis"/></text:p>
      <text:p text:style-name="P4"><text:span text:style-name="Strong_20_Emphasis">1. Viés e Justiça</text:span></text:p>
      <text:p text:style-name="P4"><text:span text:style-name="Strong_20_Emphasis">Viés algorítmico </text:span><text:span text:style-name="Strong_20_Emphasis"><text:span text:style-name="T1">presente</text:span></text:span><text:span text:style-name="Strong_20_Emphasis">:</text:span> <text:span text:style-name="T1">Como o algoritmo era treinado utilizando os dados da empresa, discriminações existentes no recrutamento da empresa, propositais ou não, seriam também refletidos no comportamento da IA.</text:span></text:p>
      <text:p text:style-name="P4"><text:span text:style-name="T1">Como consequência disso, candidatas a cargos de tecnologia foram desproporcionalmente rejeitadas. O sistema favoreceu homens, refletindo o comportamento já previamente existente na empresa.</text:span></text:p>
      <text:p text:style-name="P4"/>
      <text:p text:style-name="Text_20_body"><text:span text:style-name="Strong_20_Emphasis">2. Transparência e Explicabilidade</text:span><text:line-break/>O funcionamento do algoritmo <text:span text:style-name="T1">não era transparente</text:span>. A Amazon não divulgava como as decisões eram tomadas, tornando difícil para candidatos e <text:span text:style-name="T1">recrutadores</text:span> entenderem <text:span text:style-name="T1">o motivo de algumas decisõess</text:span>. O modelo operava como uma “<text:span text:style-name="T1">black box”, que tornava</text:span> dif<text:span text:style-name="T1">í</text:span>c<text:span text:style-name="T1">il </text:span>a identificação de erros ou discriminações específicas.</text:p>
      <text:p text:style-name="P4"><text:span text:style-name="Strong_20_Emphasis"/></text:p>
      <text:p text:style-name="P4"><text:span text:style-name="Strong_20_Emphasis">3. Impacto Social e Direitos</text:span></text:p>
      <text:p text:style-name="P3">A discriminação perpetuada pela IA impactou diretamente os recrutamentos, tirando oportunidades de emprego de mulheres sem nenhum motivo justificável. Além disso, a autonomia dos candidatos foi afetada, pois decisões automatizadas afetavam suas chances sem possibilidade de contestação.</text:p>
      <text:p text:style-name="P3">Também há uma possível violação de direitos previstos na LGPD (Lei Geral de Proteção de Dados), que exige transparência e tratamento justo de dados pessoais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Text_20_body"><text:span text:style-name="Strong_20_Emphasis">4. Responsabilidade e Governança</text:span><text:line-break/>A equipe de desenvolvimento poderia ter tomado medidas preventivas, como <text:span text:style-name="T1">por exemplo</text:span>:</text:p>
      <text:list text:style-name="L6">
        <text:list-item>
          <text:p text:style-name="P1">Revisar e balancear os dados de treinamento para eliminar vieses históricos.</text:p>
        </text:list-item>
        <text:list-item>
          <text:p text:style-name="P1">Implementar mecanismos de explicabilidade, permitindo que decisões pudessem ser <text:span text:style-name="T1">analisadas</text:span>.</text:p>
        </text:list-item>
        <text:list-item>
          <text:p text:style-name="P1">Realizar <text:span text:style-name="T1">análises</text:span> contínuas para monitorar possíveis discriminações.</text:p>
        </text:list-item>
      </text:list>
      <text:p text:style-name="Text_20_body">Princípios de <text:span text:style-name="Strong_20_Emphasis"><text:span text:style-name="T2">“Ethical AI by Design”</text:span></text:span>, como justiça, explicabilidade <text:s/>e responsabilidade, deveriam ter sido aplicados desde o <text:span text:style-name="T1">processo de criação do algorítimo</text:span>.</text:p>
      <text:p text:style-name="Text_20_body">Legislações aplicáveis incluem a <text:span text:style-name="Strong_20_Emphasis"><text:span text:style-name="T2">LGPD</text:span></text:span>, que regulamenta o uso de dados pessoais de forma transparente e não discriminatória, além das normas de igualdade de oportunidades no mercado de trabalho.</text:p>
      <text:h text:style-name="Heading_20_3" text:outline-level="3"><text:span text:style-name="Strong_20_Emphasis"/></text:h>
      <text:h text:style-name="Heading_20_3" text:outline-level="3"><text:span text:style-name="Strong_20_Emphasis">Posicionamento e Recomendações</text:span></text:h>
      <text:p text:style-name="Text_20_body">O sistema <text:span text:style-name="Strong_20_Emphasis"><text:span text:style-name="T2">não deve ser usado.</text:span></text:span> É <text:span text:style-name="T1">preciso</text:span><text:span text:style-name="T2"> </text:span><text:span text:style-name="Strong_20_Emphasis"><text:span text:style-name="T2">redesenhá-lo e aprimorá-lo</text:span></text:span><text:span text:style-name="T2"> p</text:span>ara garantir decisões justas e transparentes.</text:p>
      <text:p text:style-name="Text_20_body">Recomendações práticas:</text:p>
      <text:list text:style-name="L7">
        <text:list-item>
          <text:p text:style-name="P2"><text:span text:style-name="Strong_20_Emphasis">Revisão e balanceamento do</text:span><text:span text:style-name="Strong_20_Emphasis"><text:span text:style-name="T1">s dados</text:span></text:span><text:span text:style-name="Strong_20_Emphasis"> de treinamento: </text:span><text:span text:style-name="Strong_20_Emphasis"><text:span text:style-name="T3">Para garantir</text:span></text:span> <text:span text:style-name="T1">justiça nas decisões tomadas quanto em candidatas</text:span> mulheres e minorias.</text:p>
        </text:list-item>
        <text:list-item>
          <text:p text:style-name="P2"><text:span text:style-name="Strong_20_Emphasis">Implementação de explicabilidade:</text:span> <text:span text:style-name="T1">P</text:span>ermitindo que as decisões do algoritmo possam ser compreendidas e auditadas.</text:p>
        </text:list-item>
        <text:list-item>
          <text:p text:style-name="P2"><text:span text:style-name="Strong_20_Emphasis">Monitoramento contínuo de viés:</text:span><text:span text:style-name="Strong_20_Emphasis"><text:span text:style-name="T2"> </text:span></text:span><text:span text:style-name="Strong_20_Emphasis"><text:span text:style-name="T3">Análises</text:span></text:span> regulares para identificar e corrigir tendências discriminatórias antes de decisões reai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0T20:00:27.886000000</meta:creation-date>
    <dc:date>2025-09-10T20:28:15.778000000</dc:date>
    <meta:editing-duration>PT27M48S</meta:editing-duration>
    <meta:editing-cycles>1</meta:editing-cycles>
    <meta:document-statistic meta:table-count="0" meta:image-count="0" meta:object-count="0" meta:page-count="2" meta:paragraph-count="23" meta:word-count="422" meta:character-count="3030" meta:non-whitespace-character-count="2635"/>
    <meta:generator>LibreOffice/7.5.4.2$Windows_X86_64 LibreOffice_project/36ccfdc35048b057fd9854c757a8b67ec53977b6</meta:generator>
  </office:meta>
</office:document-meta>
</file>